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491f" officeooo:paragraph-rsid="000e491f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John ,<text:line-break/><text:line-break/>As I can see main idea of erodr is communication between students. <text:line-break/>So I beleive among main stakeholders you'd like to see <text:span text:style-name="T1">not only students but teachers, some admin staff etc </text:span><text:line-break/><text:span text:style-name="T1">In terms of functionality I will advise you features which will help to do your product :<text:line-break/>-Secure<text:line-break/>-Agile<text:line-break/>-Sparkling <text:line-break/>Unfortunately I was not able to find your app in Play Market, as well google is not showing your app on the first pages.</text:span></text:p>
      <text:p text:style-name="P1"><text:span text:style-name="T1">All this may affect your revenue but we can improve/fix this together with our development team. <text:line-break/>Waiting more details from you about further collaborat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S</meta:editing-duration>
    <meta:editing-cycles>3</meta:editing-cycles>
    <meta:generator>LibreOffice/5.4.3.2$Windows_x86 LibreOffice_project/92a7159f7e4af62137622921e809f8546db437e5</meta:generator>
    <dc:date>2019-11-29T13:35:35.921000000</dc:date>
    <meta:document-statistic meta:table-count="0" meta:image-count="0" meta:object-count="0" meta:page-count="1" meta:paragraph-count="2" meta:word-count="102" meta:character-count="581" meta:non-whitespace-character-count="475"/>
    <meta:user-defined meta:name="Info 1"/>
    <meta:user-defined meta:name="Info 2"/>
    <meta:user-defined meta:name="Info 3"/>
    <meta:user-defined meta:name="Info 4"/>
  </office:meta>
</office:document-meta>
</file>